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491" officeooo:paragraph-rsid="0001a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ela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2:02.672306334</meta:creation-date>
    <dc:date>2025-11-25T10:33:35.030519188</dc:date>
    <meta:editing-duration>PT1M3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24.2.7.2$Linux_X86_64 LibreOffice_project/420$Build-2</meta:generator>
  </office:meta>
</office:document-meta>
</file>